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2">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b 58%" fo:font-weight="normal" style:font-weight-asian="normal" style:font-weight-complex="normal"/>
    </style:style>
    <style:style style:name="T4" style:family="text">
      <style:text-properties style:text-position="0% 100%"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75370237" text:style-name="L2">
        <text:list-item>
          <text:p text:style-name="P1">Quantum chaotic eigenstates</text:p>
          <text:list>
            <text:list-item>
              <text:p text:style-name="P1">quantum: solutions of schrodinger (helmholtz) equation</text:p>
            </text:list-item>
            <text:list-item>
              <text:p text:style-name="P1">chaotic: nonintegrable dynamics for points particle in same domain</text:p>
              <text:list>
                <text:list-item>
                  <text:p text:style-name="P1">nonintegrable =&gt; can't find exact soln to helmholtz eq</text:p>
                </text:list-item>
                <text:list-item>
                  <text:p text:style-name="P1">complex and irregular eigenfunctions (at high energies)</text:p>
                </text:list-item>
              </text:list>
            </text:list-item>
            <text:list-item>
              <text:p text:style-name="P1">eigenstates: solutions of diff eq</text:p>
              <text:list>
                <text:list-item>
                  <text:p text:style-name="P1">high energy (semiclassical) limit for chaos</text:p>
                </text:list-item>
              </text:list>
            </text:list-item>
          </text:list>
        </text:list-item>
        <text:list-item>
          <text:p text:style-name="P1">nodal domain</text:p>
          <text:list>
            <text:list-item>
              <text:p text:style-name="P1">(largest) connected subset of function domain where image constant sign</text:p>
            </text:list-item>
            <text:list-item>
              <text:p text:style-name="P1">an eigenfunction partitions its domain into a collection of nodal domains</text:p>
            </text:list-item>
            <text:list-item>
              <text:p text:style-name="P1"><text:span text:style-name="T1">key question: what are the properties of this collection for quantum chaotic eigenstates?</text:span></text:p>
              <text:list>
                <text:list-item>
                  <text:p text:style-name="P2">Conjecture [bogolmony et al]: same as those of RPW model (also percolation model?)</text:p>
                  <text:list>
                    <text:list-item>
                      <text:p text:style-name="P2">count</text:p>
                    </text:list-item>
                    <text:list-item>
                      <text:p text:style-name="P2">size</text:p>
                    </text:list-item>
                    <text:list-item>
                      <text:p text:style-name="P1"><text:span text:style-name="T2">boundary length</text:span></text:p>
                    </text:list-item>
                    <text:list-item>
                      <text:p text:style-name="P1"><text:span text:style-name="T2">number of nodal lines touching boundary</text:span></text:p>
                    </text:list-item>
                  </text:list>
                </text:list-item>
              </text:list>
            </text:list-item>
          </text:list>
        </text:list-item>
        <text:list-item>
          <text:p text:style-name="P1"><text:span text:style-name="T2">methods</text:span></text:p>
          <text:list>
            <text:list-item>
              <text:p text:style-name="P1"><text:span text:style-name="T2">computing eigenfunctions:</text:span></text:p>
              <text:list>
                <text:list-item>
                  <text:p text:style-name="P1"><text:span text:style-name="T2">superposition of planewaves [vergini, barnett]</text:span></text:p>
                  <text:list>
                    <text:list-item>
                      <text:p text:style-name="P1"><text:span text:style-name="T2">computational cost scales with sample points </text:span><text:span text:style-name="T1">(does this mean it's dominated by evaluation? This would imply trivial parallelization)</text:span></text:p>
                    </text:list-item>
                  </text:list>
                </text:list-item>
              </text:list>
            </text:list-item>
            <text:list-item>
              <text:p text:style-name="P1"><text:span text:style-name="T2">counting nodal domains</text:span></text:p>
              <text:list>
                <text:list-item>
                  <text:p text:style-name="P1"><text:span text:style-name="T2">mark each nodal domain (tracking size, boundary length)</text:span></text:p>
                  <text:list>
                    <text:list-item>
                      <text:p text:style-name="P1"><text:span text:style-name="T2">scales with sample points (hundreds [exact number tbd] of times faster than computing eigenfunction)</text:span></text:p>
                    </text:list-item>
                  </text:list>
                </text:list-item>
                <text:list-item>
                  <text:p text:style-name="P1"><text:span text:style-name="T2">interpolation</text:span></text:p>
                  <text:list>
                    <text:list-item>
                      <text:p text:style-name="P1"><text:span text:style-name="T2">computational limit on resolution =&gt; we can't resolve all boundaries</text:span></text:p>
                    </text:list-item>
                    <text:list-item>
                      <text:p text:style-name="P1"><text:span text:style-name="T2">interpolate where boundaries are ambiguous (example picture)</text:span></text:p>
                      <text:list>
                        <text:list-item>
                          <text:p text:style-name="P1"><text:span text:style-name="T2">use J</text:span><text:span text:style-name="T3">n</text:span><text:span text:style-name="T4"> basis functions</text:span></text:p>
                        </text:list-item>
                        <text:list-item>
                          <text:p text:style-name="P1"><text:span text:style-name="T4">error norm values (numbers, possible discussion of stencil choice)</text:span></text:p>
                        </text:list-item>
                        <text:list-item>
                          <text:p text:style-name="P1"><text:span text:style-name="T4">computational comparison of interpolating entire billiard vs computing eigenfunction at higher resolution</text:span></text:p>
                        </text:list-item>
                      </text:list>
                    </text:list-item>
                  </text:list>
                </text:list-item>
              </text:list>
            </text:list-item>
          </text:list>
        </text:list-item>
      </text:list>
      <text:p text:style-name="Standard"/>
      <text:p text:style-name="Standard"/>
      <text:p text:style-name="Standard"/>
      <text:p text:style-name="Standard"/>
      <text:p text:style-name="Standard">general questions on writing abstract: how long? Figures? Where to use mathematical formulation?</text:p>
      <text:p text:style-name="Standard"/>
      <text:p text:style-name="Standard">question for alex: can we make the connection to RMT more explicit by looking at the way we solve for coefficents of plane waves in vergini method? i.e., relate coefficients to eigenvalues of “random” matrix – here the matrix is determined by the billiard shape (so not actually random but presumable a representative element of GOE for nonintegrable billiard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Konrad</meta:initial-creator>
    <meta:creation-date>2011-11-22T17:47:26</meta:creation-date>
    <dc:date>2011-11-22T18:23:51</dc:date>
    <dc:creator>Kyle Konrad</dc:creator>
    <meta:editing-duration>PT21M5S</meta:editing-duration>
    <meta:editing-cycles>5</meta:editing-cycles>
    <meta:generator>LibreOffice/3.4$Unix LibreOffice_project/340m1$Build-302</meta:generator>
    <meta:document-statistic meta:table-count="0" meta:image-count="0" meta:object-count="0" meta:page-count="1" meta:paragraph-count="31" meta:word-count="299" meta:character-count="1958" meta:non-whitespace-character-count="1719"/>
  </office:meta>
</office:document-meta>
</file>